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68f5f"/>
    </style:style>
    <style:style style:name="P3" style:family="paragraph" style:parent-style-name="Standard">
      <style:paragraph-properties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Footer">
      <style:text-properties fo:font-weight="bold" style:font-weight-asian="bold" style:font-weight-complex="bold"/>
    </style:style>
    <style:style style:name="P6" style:family="paragraph" style:parent-style-name="Heading_20_1">
      <style:paragraph-properties fo:break-before="page"/>
      <style:text-properties style:font-name-asian="微軟正黑體"/>
    </style:style>
    <style:style style:name="P7" style:family="paragraph" style:parent-style-name="Heading_20_1">
      <style:paragraph-properties fo:break-before="page"/>
    </style:style>
    <style:style style:name="T1" style:family="text">
      <style:text-properties style:font-name-asian="新細明體" style:language-asian="zh" style:country-asian="TW"/>
    </style:style>
    <style:style style:name="T2" style:family="text">
      <style:text-properties style:text-position="super 58%"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4874cb" loext:opacity="100%"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目錄</text:p>
          </text:index-title>
          <text:p text:style-name="P4"><text:a xlink:type="simple" xlink:href="#__RefHeading___Toc50061_694793923" text:style-name="Index_20_Link" text:visited-style-name="Index_20_Link">第一篇　宇宙的本質<text:tab/>2</text:a></text:p>
          <text:p text:style-name="P4"><text:a xlink:type="simple" xlink:href="#__RefHeading___Toc50063_694793923" text:style-name="Index_20_Link" text:visited-style-name="Index_20_Link">第二篇　宇宙現象<text:tab/>4</text:a></text:p>
          <text:p text:style-name="P4"><text:a xlink:type="simple" xlink:href="#__RefHeading___Toc50065_694793923" text:style-name="Index_20_Link" text:visited-style-name="Index_20_Link">第三篇　宇宙的運作體系<text:tab/>6</text:a></text:p>
          <text:p text:style-name="P4"><text:a xlink:type="simple" xlink:href="#__RefHeading___Toc50067_694793923" text:style-name="Index_20_Link" text:visited-style-name="Index_20_Link">第四篇　生命的定義<text:tab/>9</text:a></text:p>
          <text:p text:style-name="P4"><text:a xlink:type="simple" xlink:href="#__RefHeading___Toc50069_694793923" text:style-name="Index_20_Link" text:visited-style-name="Index_20_Link">第五篇　生命的由來<text:tab/>11</text:a></text:p>
          <text:p text:style-name="P4"><text:a xlink:type="simple" xlink:href="#__RefHeading___Toc50071_694793923" text:style-name="Index_20_Link" text:visited-style-name="Index_20_Link">第六篇　生命的輪回<text:tab/>14</text:a></text:p>
          <text:p text:style-name="P4"><text:a xlink:type="simple" xlink:href="#__RefHeading___Toc50073_694793923" text:style-name="Index_20_Link" text:visited-style-name="Index_20_Link">第七篇　世界的創建<text:tab/>17</text:a></text:p>
          <text:p text:style-name="P4"><text:a xlink:type="simple" xlink:href="#__RefHeading___Toc50075_694793923" text:style-name="Index_20_Link" text:visited-style-name="Index_20_Link">第八篇　人類世界的發展<text:tab/>19</text:a></text:p>
          <text:p text:style-name="P4"><text:a xlink:type="simple" xlink:href="#__RefHeading___Toc50077_694793923" text:style-name="Index_20_Link" text:visited-style-name="Index_20_Link">第九篇　人類的職責與使命<text:tab/>21</text:a></text:p>
          <text:p text:style-name="P4"><text:a xlink:type="simple" xlink:href="#__RefHeading___Toc50079_694793923" text:style-name="Index_20_Link" text:visited-style-name="Index_20_Link">第十篇　我們的家族<text:tab/>23</text:a></text:p>
          <text:p text:style-name="P4"><text:a xlink:type="simple" xlink:href="#__RefHeading___Toc50081_694793923" text:style-name="Index_20_Link" text:visited-style-name="Index_20_Link">第十一篇　生存宗要<text:tab/>25</text:a></text:p>
          <text:p text:style-name="P4"><text:a xlink:type="simple" xlink:href="#__RefHeading___Toc50083_694793923" text:style-name="Index_20_Link" text:visited-style-name="Index_20_Link">第十二篇　心靈<text:tab/>27</text:a></text:p>
          <text:p text:style-name="P4"><text:a xlink:type="simple" xlink:href="#__RefHeading___Toc50085_694793923" text:style-name="Index_20_Link" text:visited-style-name="Index_20_Link">第十三篇　道德品質<text:tab/>30</text:a></text:p>
        </text:index-body>
      </text:table-of-content>
      <text:p text:style-name="P3"/>
      <text:h text:style-name="P6" text:outline-level="1"><text:bookmark-start text:name="__RefHeading___Toc50061_694793923"/>第一篇　宇宙的本質<text:bookmark-end text:name="__RefHeading___Toc50061_694793923"/></text:h>
      <text:p text:style-name="P2">在漫長的歲月中，宇宙自身也在不斷地演變與進化。其實“宇宙”只是地球人自行定義的一個詞彙，不同的生命階層對宇宙也會有不同的定義。而對於生存在低維空間的親人來說，過高的知識與真相並不適合你們學習。因為這樣的知識超出了你們的認知範疇，會讓你們產生很多困惑與局限。這樣不但不利於你們成長，反而會讓你們平添許多禁錮。我們試著把這些知識以你們能夠理解的方式來表達，並盡可能嘗試用你們的認知體系來表述這些概念。當你們對外在的環境有了一定的了解，就會認清自身定位，就會把握生命方向，從而讓自身不斷地覺醒與成長。</text:p>
      <text:p text:style-name="P2">浩瀚的空間無邊無際。在這樣的空間中，存在著許多原始關係，就是這些原始關係組合成了我們所理解的空間。至於這一空間是怎樣形成的，我們也沒有能力做出闡述。我們只知道在自然規則的作用下，按照一定的方式，自發形成了我們所認知的這個浩瀚空間。而維繫這一空間存在的各種關係又在空間中互相作用，互相制約。這種種條件產生了對外的影響力。久而久之，這些影響力的集合就會發生變化，就會在某一特定時期、特定區域形成特定的作用力場。</text:p>
      <text:p text:style-name="P2">隨著時間的推移，某一特定區域的作用力場逐步演化出可以自行朝著特定方向進化的能力。這一區域有其自身獨特的特點，而這一區域最終也演化出了類似於意識的現象。至於其它區域有著怎樣的現象與規則，則已遠遠超出了我們的想象。</text:p>
      <text:p text:style-name="Standard"><text:soft-page-break/>當<text:span text:style-name="T3">類意識</text:span><text:span text:style-name="T2">①</text:span>能力出現的時候，會讓這一整體區域作出方向性的發展，進而經過漫長的進程才實現了能夠提供生存條件的種種因素。這就是我們所理解的宇宙的由來。簡而言之，<text:span text:style-name="T3">宇宙的本質就是一個綜合能力區域</text:span>。在浩瀚的空間當中，存在著各種不同的能力區域，而我們所說的宇宙只是其中之一而已。這就是這個宇宙的本來面目，其中蘊含的所有因素都是由最初的條件互相關聯、結合作用，進而產生的。換句話說，我們所認知的宇宙，任何一種存在都關乎於整體，都是在整體的基礎上孕育出的一種因素。宇宙中不存在獨立的因素，所有的存在都與整體息息相關，都是按照這一特定空間內的基礎規則演變而來。所以無論是多麼微小或者強大的存在都是這一特定空間的一部分，都與整體有著不可分割的聯繫。</text:p>
      <text:p text:style-name="Standard">在漫長的宇宙進程中，類意識的存在會讓自身向著更高級更多元的方向發展，從而逐步凝結成意識個體，再經過漫長的進程才會演化出宇宙高級存在。而被我們定義的生命則是宇宙發展到一定高度之後才被宇宙高級存在所創造。可以說，生命涵蓋的是非常末端的宇宙現象，它必須依附於宇宙空間才能生存。其實生命個體與龐大的宇宙，都是整體不可分割的關係。一個再渺小的生命出現在這個宇宙中，也是宇宙整體進步演化的結果，也是從宇宙最初形態到目前整體進化過程的寫照。所以無論是我們認為的高級生命體還是低級生命體，它們都是宇宙這一時代的產物，都秉承著大宇宙的各種規律，也都與宇宙中各個環節緊密關聯。</text:p>
      <text:p text:style-name="Standard">綜上，我們可以把宇宙的本質簡單地理解為一種不斷發展與進步的綜合作用力場。之所以稱為不斷發展與進步，是因為這一綜合作用力場自身處在時時刻刻的進程中，處在向既定方向不斷演化中。生命的出現就是宇宙各個環節綜合演化的結果。在這樣的前提下，作為宇宙綜合因素的結晶，作為擁<text:soft-page-break/>有自主意識的個體，我們應該清楚自己與宇宙的關係，清楚怎樣的方式才是自己正確的生存方式。而作為一個渺小的生命，如果能在宇宙的進程中體現自身價值，發揮自身作用，那是多麼神聖的事情！其實也只有與大宇宙的進程相協調，才能讓生命真正與大環境融為一體，從而實現自身的進步、超越。到那個時候，我們也將獲得更大的能力與智慧去體驗宇宙的奧秘與精彩。</text:p>
      <text:p text:style-name="Footer_20_right"><text:span text:style-name="T1">2023</text:span>年<text:span text:style-name="T1">8</text:span>月<text:span text:style-name="T1">28</text:span>日</text:p>
      <text:p text:style-name="P5">【注釋】</text:p>
      <text:p text:style-name="Footer">①類意識</text:p>
      <text:p text:style-name="Standard">“類意識”顧名思義，就是類似於意識的意思。宇宙之初，連宇宙高級存在都沒有出現。在一些宇宙基本條件的作用下，局部區域演化出類似於意識的這種存在，再經過漫長的演化形成意識個體，而後才出現宇宙高級存在。而生命又是非常末端的存在，是由宇宙高級存在創造的。所以類意識，其實還不能稱為意識，它只是形成意識的一種趨勢，也是形成宇宙高級存在之初的狀態。</text:p>
      <text:h text:style-name="P7" text:outline-level="1"><text:bookmark-start text:name="__RefHeading___Toc50063_694793923"/>第二篇　宇宙現象<text:bookmark-end text:name="__RefHeading___Toc50063_694793923"/></text:h>
      <text:p text:style-name="P2">我們生存的環境由各種因素交織而成，這些因素我們可以把它定義為框架。當然，在我們所生存的宇宙空間，其底層框架是固定的，這也為其中的複雜變化提供了基礎。因為無論怎樣變化，都不可能脫離其規律。這也是宇宙最基本的原則由繁入簡。這樣的道理想必與大家所了解的宇宙不同。你們認為隨著能力的提升，科技的發展，就會得到更多的知識與訊息，但是我要告訴你們，這個世界真正的發展方向是簡單化而不是複雜化。</text:p>
      <text:p text:style-name="Standard">在低維世界，你們所能接觸與面對的都是非常低級末端的因素，而這些因素也會顯得非常龐雜。但是隨著生命能力，生命層級的提升，特別是當越過一個層面之後，你們會發現，其實宇宙的展現會越來越簡單。這就好比一棵大樹，越追尋其主幹，它就越顯得簡單，而越往末端發展，它就越顯得龐雜。所以當一個生命提升了層次，它也會變得更簡單。這一點希望你們好好領悟！也只有突破了種種現象而尋找到其中的規律，你們才能做到由繁入簡。把這樣的道理應用於我們自身也一樣，當你們腦海中出現的事物越來越少，越來越簡單的時候，也就標誌著你們的提升。</text:p>
      <text:p text:style-name="Standard">宇宙的現象看起來龐雜，但只要能抓住規律，就能掌握要點。當一個生命的能力不斷向上突破，特別是突破到一定層面，它所面對的就不應該稱為宇宙現象，而是其規律。也只有抓住了規律，掌握了宗旨，生命才能去調動、駕馭或者掌控各種元素。</text:p>
      <text:p text:style-name="Standard">就著這樣的真相，我希望你們能夠悟到一些道理，就是怎樣讓自己得到提升，怎樣讓生命得到突破。其實非常重要的一點就是化繁為簡，在繁雜的<text:soft-page-break/>現象中總結規律，抓住命脈，並且按照這樣的規律去生存。我們不應該被龐雜的現象所障礙，或者被自己的知見所困惑、所阻礙。這才是有智慧的人。</text:p>
      <text:p text:style-name="Standard">展現在不同層次生命眼中的宇宙現象不會差別很大，但是能夠領悟其內在宗旨與規律的生命就能掌握主動。而越低級的生命越會被外在的展現所蒙蔽，越會被自己的知見所干擾，從而無法讓自己融入大宇宙中。其實用自己的心去感悟，這是要點。如果你們真的能夠靜下心來，去感悟，去體會，從而從千變萬化的展現中去追尋根源，那你們就能找到真正的規律。然而，在地球世界的發展進程中，我們也以不同的形式，不同的角度傳達了很多知識與規律，但真正能受益的有幾人？真正能突破知見的又有幾人？如今，我們把所有的真相告訴你們，也是希望你們能夠突破自己的認知局限，真正用自己的這顆心去領悟與感受，從而讓生命走向智慧的道路，而不是被外界所控制。</text:p>
      <text:p text:style-name="Standard">宇宙的現象每時每刻都在向生命揭示著它的奧秘，每時每刻都在以直觀的展現呼喚著生命。可是越低級的生命越關注於自身的需求，它們不會用心去觀察與感受宇宙在展現什麼，在告訴我們什麼。這就是不同層級生命的區別！越高級的生命越會融入到大宇宙中，越會讓自己的生命符合宇宙規律。也只有這樣的生命，才能越發深入地尋其根源，才能越來越有能力去掌控一些基本條件。</text:p>
      <text:p text:style-name="Standard">今天向你們傳達這些內容，也是希望你們能夠得到啟迪，能夠放下個人知見，從而讓自己有一天也能成為一個有智慧的人，也能接受各種現象的呼喚。其實只要你們放下私心私欲，用純任自然的狀態去聆聽，去感受，相信你們一定會有所收獲。</text:p>
      <text:p text:style-name="Footer_20_right"><text:soft-page-break/><text:span text:style-name="T1">2023</text:span>年<text:span text:style-name="T1">8</text:span>月<text:span text:style-name="T1">29</text:span>日</text:p>
      <text:h text:style-name="P7" text:outline-level="1"><text:bookmark-start text:name="__RefHeading___Toc50065_694793923"/>第三篇　宇宙的運作體系<text:bookmark-end text:name="__RefHeading___Toc50065_694793923"/></text:h>
      <text:p text:style-name="Standard">其實像這樣的內容我們是無法做出準確傳達的。因為這樣的題目過於龐大，涉及的內容也是方方面面。我們給予地球親人學習的知識都是有針對性的，都是根據目前的實際做出篩選的，所以希望有緣學習到這些知識的親人不要束縛自己。你們一定要明白學習知識的目的—是為了讓自己覺醒，為了讓自己的生命層次得到提升，而不是一味的追求更深奧的知識。</text:p>
      <text:p text:style-name="Standard">在這篇指導中，我會傳達一些對你們有幫助的內容，你們也可以理解為是宇宙的運作體系。但是這些傳達只是一個大的框架，你們只做初步了解即可，而無需過多深挖這些內容。因為好高騖遠，去做不切實際的事—沒有意義。</text:p>
      <text:p text:style-name="Standard">我們的宇宙是按其能量級別與功能來劃分不同區域的。這里面包含了不同功效，不同呈現的能量類別。大體可以分為九個類別，每一個類別又有若干能量級別。而生命生存的區域則在宇宙的外圍區域，屬於種類繁雜，能量級別較低且波動較大的區域。這也是我們工作、生活的區域。這一區域的生命有著強大的工作能力。可以說我們用自己的雙手開創出了一片新天地，在相對低級與動蕩的環境中不斷發揮著自身的作用。在這樣的區域中，我們是非常勤勞的生命群體，我們把生命的全部奉獻給了這龐大的宇宙家族。我們無私奉獻，熱情上進，無時無刻不在用愛傳遞著生命的光芒。我們的生命中有著非常高級別的品質，這讓我們體會到了高程度的幸福與喜悅。雖說我們這一層面會面對很多艱難的工作，面對宇宙能量場的劇烈波動，但是我們用自己的生命捍衛了榮譽，用自己的雙手創造了輝煌，也用自己的智慧不斷提升著這一宇宙層面的級別。</text:p>
      <text:p text:style-name="Standard"><text:soft-page-break/>作為大宇宙家族中的一員，我們無比榮幸與驕傲。因為宇宙向前發展的進程有你我提供的一份力量。無論何時何地，我們都不會忘記自己的使命，都不會讓自己沉浸在已獲得的成就上。我們奮發向上，不斷突破，不斷創造，為更高級別的相應區域貢獻著力量。這一份感情在每一位家族成員中蕩漾。作為愛的生命，我們無比幸福，每時每刻都在散發著愛的光芒，奉獻著自己的力量。這就是我們這一層面生命的特點與特質。如果在你們心中也同樣燃起了這樣的情愫，那麼你們就能真正體會到作為高智慧生命中的一員是多麼的神聖。我不希望看到你們高貴的生命被禁錮在私心私欲里，不希望看到你們高貴的靈魂沉浸在無邊無際的顛倒與黑暗中。我希望看到家族的全體成員都能覺醒與提升，從而在浩瀚的宇宙中創造價值，貢獻力量，以體驗生命的偉大。</text:p>
      <text:p text:style-name="Standard">接下來我再介紹一下比我們更高級別的宇宙層面。其實每一個宇宙層面都有自己特定的工作。比我們更高級別的宇宙層面擁有更強大的能力，它們承擔著更重要的環節，也為整體大宇宙的提升貢獻著更大的力量。可以說，在浩瀚的大宇宙空間，每一個層面的生命都與整體形成了緊密的聯繫。無論我們在哪一個層面，都是大宇宙不可分割的一部分。我們接受著更高級別，更高層面生命的幫助與給予，同時我們也創造出宇宙所需條件返還給更高的環節。就這樣環環相扣，使宇宙中的聚能個體網絡緊密聯繫，來為其它環節提供動力來源。</text:p>
      <text:p text:style-name="Standard">我們可以簡單地把具有一定能力與自主意識的生命體歸納為聚能個體的範圍。比如我們的生命體就可以歸納為聚能個體的範圍。其實我們的生存起到了一個非常重要的作用，就是穩固環境中<text:span text:style-name="T3">游離態基礎因素</text:span><text:span text:style-name="T2">①</text:span>的作用，從而讓它們逐步凝聚，朝著特定方向進化，並最終達到能夠被利用的程度。當然，<text:soft-page-break/>宇宙中除了我們這一存在形式，還有許多存在形式都在擔當各自的工作與職責，在為宇宙整體的向上發展提供必要條件。所以我們的生命是非常偉大的，我們的存在也是非常神聖的！一個渺小的生命能為大宇宙的整體環節提供作用，這是何等的殊榮！而作為高智慧生命的一員，我們就應該讓自己的生命履行真正的職責，這才是我們應該做的事情。</text:p>
      <text:p text:style-name="Standard">至於其它環節與其它形式的存在，如今我們還沒有辦法做出傳達。希望親人們不要被這些內容所束縛。你們要做的就是了解自身生命的可貴，然後去承擔高智慧生命的職責，讓自己煥發出生命的光彩。</text:p>
      <text:p text:style-name="Standard">這就是這篇文章要傳達的內容。</text:p>
      <text:p text:style-name="Footer_20_right"><text:span text:style-name="T1">2023</text:span>年<text:span text:style-name="T1">8</text:span>月<text:span text:style-name="T1">31</text:span>日</text:p>
      <text:p text:style-name="P5">【注釋】</text:p>
      <text:p text:style-name="Footer">①游離態基礎因素</text:p>
      <text:p text:style-name="Standard">在各種規律、規則，各種最原始作用力的作用下，宇宙會逐漸凝結成一種介質，這種介質也可理解為宇宙大的背景。在這種大的背景之上，會自然向外散發一些原始訊息。我們把這種由宇宙大背景自然向外散發，不斷運動，不斷變化的原始訊息稱為游離態基礎因素。這也是宇宙最基礎介質的產物。</text:p>
      <text:p text:style-name="Standard">游離態基礎因素的存在，為宇宙中各種現象的產生提供了前提條件。比如各種能量、物質，各種作用的產生，宇宙中的一切進程，一切存在，都出自這種最基礎的游離態因素。它就像一種最原始的素材，搭建起宇宙的方方面面。而生命的出現起到了穩固游離態基礎因素的作用，因為生命與生俱來<text:soft-page-break/>就有引導、凝聚游離態基礎因素的能力。一個生命群體，甚至對這些游離態基礎因素的影響是巨大的。</text:p>
      <text:h text:style-name="P7" text:outline-level="1"><text:bookmark-start text:name="__RefHeading___Toc50067_694793923"/>第四篇　生命的定義<text:bookmark-end text:name="__RefHeading___Toc50067_694793923"/></text:h>
      <text:p text:style-name="Standard">其實就文章的題目，你們應該清楚，生命對於大宇宙來說是多麼的重要！因為無論是更高級別的存在，還是各級別的能量場，都需要生命提供的支持。</text:p>
      <text:p text:style-name="Standard">毋庸諱言，在宇宙的生態鏈中，生命只占微小的部分，也無論我們怎麼去擴大生命的定義，都不能逃避這一現實。其實就大宇宙而言，生命生存的空間非常有限，也只有在特定的區域才有生命的生存，而在其它更廣闊的領域都是純自然態的展現。所以生命對於宇宙的意義，也只能從這一有限的空間來界定。至於生命空間以外的情況，除了能夠推測出還有更高級的形式存在，我們也沒有能力作出說明。</text:p>
      <text:p text:style-name="Standard">這些內容可能會顛覆你們的認知。因為你們都有一個非常自大的意識，都認為自己的物種才是最高級的，自己的物種才是宇宙的主宰。這當然是無知的想法，也是不了解真相的結果。要知道這個宇宙的奧秘遠遠超出了我們的想象。</text:p>
      <text:p text:style-name="Standard">其實只有讓環境中的因素更全面地展現，才能產生出更多元的結果，而更多元的結果又會對已存在的因素產生牽扯，從而帶動整體的轉動。換句話說，不同形式的組合會產生出更加微妙的結果，而這一結果又會對整體的關係鏈產生帶動。也只有不斷為能量場提供更具突破性的力量，才能讓整體的作用力結果獲得帶動。這好比一個固有的關係鏈，要想重新獲得沖擊，就要打破原有關係，創建新的關係，並使之產生連鎖反應。而當這些新關係產生不同個性的力量對原有狀態進行刺激時，就會產生新的變化，帶來新的力量。這是一個循環。這些知識也揭示了一個全新的概念：宇宙自身要想向上發展，<text:soft-page-break/>就必須時刻處於運動中。而這些運動的動力就來自已有因素互相產生的影響，產生的作用力。這些知識很難理解，也遠遠超出了你們的認知。但是畢竟要談論生命的定義，不把這一層面說明，也沒有辦法引出生命的意義。</text:p>
      <text:p text:style-name="Standard">為什麼最初的宇宙會形成一個特定方向的類意識？這是因為在已有的條件中，新的組合變化方式是向著更純粹，更精微，更具潛力與溫度的方向發展。這種大的方向，沒有辦法用地球上的語言做出描述。但是我們可以理解，這種大的方向是能夠讓所有存在得到升華與溫暖的。這聽起來複雜，但你們可以用自己的感受去理解這種大方向的力量。那麼這種大方向到底具備怎樣的性質呢？就是當你們心中有愛，有幸福的那種狀態，就是大宇宙整體向上發展的那種特質。其實當你們全身心正能量，內心那種幸福與喜悅，那種濃濃的愛意，就是大宇宙最初設定的主旋律。如果我們不了解這些真相，還以為只是自身的一種感受。殊不知，這是大宇宙賦予我們的恩賜，是大宇宙讓我們直觀體驗到這種力量的存在。</text:p>
      <text:p text:style-name="Standard">生命生存在宇宙中，推動著宇宙向上發展，這是毋庸置疑的。但是生命更多的還是被宇宙賦予愛的能力，愛的體驗。我們不知道更高級別的生命是怎樣出現的，但是就我們這一層面的生命而言，我們應該感到無比榮幸。因為我們有能力去感受愛，感受溫暖，感受大宇宙給予我們的一切。當然，在體驗愛，感受愛的同時，我們自身也會向外界傳遞一份愛的能量。這種能量也會使環境中的能量場得到促進。但是與獲得無邊無際的賦予相比，我們的這點付出又算得了什麼。這就是真相！所以，如果非要給生命一個定義，那麼我們就把生命定義為愛的結晶。我們無比幸福，無比榮耀，我們能以自主意識的形式存在於宇宙中，從而去體驗各種各樣的境遇。我們要無比珍惜得到的這一切。</text:p>
      <text:p text:style-name="Standard"><text:soft-page-break/>當我們了解的越深入，明白的道理越多，我們就會讓自己真正與宇宙融為一體，就會讓自己的生命真正符合大宇宙的規律。我們應該有這樣的認識：無論是宇宙賦予我們怎樣的使命，我們都要用自己的這顆心去擁抱宇宙，去反饋宇宙，去反饋宇宙一份愛的力量。只有這樣，我們才能報答大宇宙的哺育之恩。</text:p>
      <text:p text:style-name="Standard">這篇文章向大家揭示了宇宙需要向上發展時所需的條件。雖然很難理解，但並不障礙我們自身對愛的體驗。我們只需要知道，當我們內心出現幸福與愛的時候，這種感受就是宇宙的主旋律。就是在這樣的幸福與溫暖中，宇宙中存在的各種元素與條件才能得到滋潤與促進，從而產生新的可能。這也正說明我們是愛的結晶，是濃縮了各種精華而產生的高貴個體。希望大家能夠認真面對自己的生命，回歸自己愛的本質，從而去愛自己，愛他人，愛身外的一切。</text:p>
      <text:p text:style-name="Footer_20_right"><text:span text:style-name="T1">2023</text:span>年<text:span text:style-name="T1">9</text:span>月<text:span text:style-name="T1">2</text:span>日</text:p>
      <text:h text:style-name="P7" text:outline-level="1"><text:bookmark-start text:name="__RefHeading___Toc50069_694793923"/>第五篇　生命的由來<text:bookmark-end text:name="__RefHeading___Toc50069_694793923"/></text:h>
      <text:p text:style-name="Standard">在我們的認知中，生命主宰著一個世界，也就決定著這個世界的發展。在一些宇宙區域，充斥著形形色色的生命群體。這些生命群體包羅萬象，各種各樣的生命形態數不勝數，完全是一個不同作用類別的種類集合。就著這一現象，我們可以作出思考，為什麼會有形態各異的生命出現？如果這是一種偶然現象，又為什麼會有這麼多種類、特點、形式完全不同的生命同期出現？</text:p>
      <text:p text:style-name="Standard">其實這樣的現象只有一個解釋：生命不是自然進化的產物，而是一種創造，是類宇宙高級存在智慧的結晶。</text:p>
      <text:p text:style-name="Standard">如今我們定義的生命只局限於自身的認知，我們也沒有能力見識到太過高級的生命。但是在我們的認知之外，一直都有更高能力的存在。我們可以把這樣的存在定義為類宇宙形態生命或類宇宙高級存在。因為它們的存在超出了生命的範疇，而生命這一概念也無法涵蓋它們真正的內涵。這樣的描述不只基於地球親人的認知，即便相對於我們高維空間也一樣。這些類宇宙形態生命、類宇宙高級存在，有些我們也沒有辦法看到它們，但是我們又能不時接觸到它們傳來的訊息。宇宙中生命這一概念本來就非常深奧，更何況類宇宙高級存在？我們從它們傳達的訊息中，能夠了解到生命空間的發展進程，也能夠了解到一部分生命的由來。</text:p>
      <text:p text:style-name="Standard">生命空間這一區域，具有非常獨特的特點。這樣的區域需要更加精純，更加活潑的作用力來加以穩固。而這一區域需要被規劃的基礎宇宙元素，又有著巨大的利用價值。如果任由這些宇宙元素自行發展，勢必存在時間太過<text:soft-page-break/>漫長，或者產生很大隱患等問題。所以生命空間這樣的區域需要一種特殊的作用力，來實現自身的催化與提升，而生命的創造正好彌補了這樣的空白。</text:p>
      <text:p text:style-name="Standard">可以說生命具有非常強大的能力，它們可以對外界產生一種感染力。這樣的感染力能夠實現對基礎宇宙元素的催化與帶動。也正是這樣的需求，類宇宙高級存在最初創造了一些不具備自主意識的生命來實現這一目標。你們可以把這一類生命理解為類植物。隨著時間的推移，宇宙科技的發展，逐步在這些生命當中加入簡單意識，進而再加大自主意識的強度。這就是不同種類生命的由來。</text:p>
      <text:p text:style-name="Standard">需要說明的是，當科技發展到一定階段，這些被創造的生命被賦予的自主意識級別越來越高。當條件允許的時候，宇宙高級存在就會提取自身個體的訊息加入到被創造的生命當中，而且這一程度也是隨著科技的進步越來越高。當被創造的生命其核心訊息<text:span text:style-name="T1">100%</text:span>來自宇宙高級存在的時候，也就標誌著一個極具影響力的生命群體高智慧生命群體出現。</text:p>
      <text:p text:style-name="Standard">可以說，生命是被宇宙高級存在創造的，但是高智慧生命卻是宇宙高級存在傳承的。高智慧生命繼承了宇宙高級存在的意志，是它們的拓展與延續。我們是它們的後代。可想而知，我們的生命是多麼的偉大而神聖！</text:p>
      <text:p text:style-name="Standard">如今的生命個體已經擁有非常強大的意識能力、感知能力以及更高級別的智慧，同時也擁有了高度的自由。這是宇宙空間發展的一個進程。可以說自主意識的程度代表了生命的發展進程，越後來被創造的生命越具有更高級別的自主意識。其實就自主意識來說，地球親人與高維空間的人類並無太大差別，或者說兩者具備同樣的自主意識。而生命個體的一些性能不同，也是生存空間不同與載體障礙所致。這樣的事實表明，你們也無需神化高維空間<text:soft-page-break/>的親人，因為他們也是從類似於地球這樣的歷練場逐步成長起來的。如今他們擁有了更高的智慧，擁有了把控自己內心的能力，這才逐步向更高層面發展。其實他們的今天就是你們的明天，你們任何一個人都要對自己有信心。因為你們本來就屬於高智慧生命，只不過現在還處於生命的初級階段，還在學習，還在歷練基礎能力，也因此你們接觸到的知識以及宇宙真相才非常有限。相信隨著不斷進步，不斷向高維空間發展，你們會越來越體現出自身的價值。而最終有一天，你們的成就會超越我們，家族的未來就掌握在你們手中，生命空間未來的發展方向也把握在你們手中。希望大家都要有這樣的信心，對宇宙有信心，對家族有信心，更要對自己有信心。相信你們一定能夠在大宇宙發展的進程中發揮自身作用，體現自身巨大的價值。</text:p>
      <text:p text:style-name="Standard">生命被創造是一個非常漫長的過程，這一過程經歷了什麼，經歷了多長時間，我們也有一些資料與數據，只不過這些資料與數據傳達給你們沒有太大的意義。因為這樣的歷程已經遠遠超出了你們的理解，而對這些知識的執著也會影響你們的成長。你們隸屬於高智慧生命的行列，而且是隸屬於新生代高智慧生命的行列。你們具有非常高級的自主能力，你們的發展空間無比廣闊。你們是繼承者，是更高級別存在意志與宇宙意願相結合的自主意識個體。所以你們的生命偉大且神聖！</text:p>
      <text:p text:style-name="Standard">在了解了生命這一概念後，我相信親人們都會對自己有一個全新的認知。其實只要你們不斷努力，宇宙就會提供給你們相應的平台以及工作崗位，就會讓你們盡情揮灑自己的才能。</text:p>
      <text:p text:style-name="Standard">這些才是你們需要了解的！</text:p>
      <text:p text:style-name="Footer_20_right"><text:span text:style-name="T1">2023</text:span>年<text:span text:style-name="T1">9</text:span>月<text:span text:style-name="T1">4</text:span>日</text:p>
      <text:h text:style-name="P7" text:outline-level="1"><text:bookmark-start text:name="__RefHeading___Toc50071_694793923"/>第六篇　生命的輪回<text:bookmark-end text:name="__RefHeading___Toc50071_694793923"/></text:h>
      <text:p text:style-name="Standard">“輪回”是地球人創造的一個詞彙，是指生命在地球世界由生到死，再由死到生，重新獲得歷練機會的過程。其實生命只有經過非常系統的安排，才會在某個世界獲得歷練機會。而我們家族基礎歷練場所也有很多，並不僅僅局限於地球。不過你們這樣定義也可以，因為生命不僅僅是一生一世短短的幾十年，生命的長度不能用地球世界的概念來理解。如果一個生命能夠合道生存，不斷讓自己得到提升，那它就可以長久地生存在宇宙中。宇宙相關部門也會安排生命到各個層次級別的世界歷練，安排生命到不同崗位，不同層面去完成使命，發揮作用。這是一個非常漫長的過程。當然，如果一個生命的能量頻率得不到提升，那它能夠選擇的歷練場所就非常有限。比如地球上的許多生命，甚至生生世世都沒有脫離地球的範圍。因為它們的能量頻率只適合這一低矮的環境，而不具備到其它世界生存的條件。</text:p>
      <text:p text:style-name="Standard">我可以這樣向大家傳達，地球這樣的世界是我們家族最底層的歷練場所。如今與地球相同的歷練場所還有一個，它們都只適合能量頻率較低的親人學習與歷練。而家族的其它歷練場所按照能量級別的不同分成若干個，只要親人們的能量頻率達到相應標準，具備到那個世界去歷練的條件，我們就會做出這樣的安排，就會讓親人們獲得更加豐富、全面的體驗與歷練。</text:p>
      <text:p text:style-name="Standard">“輪回”的概念並不複雜，只是許多知識被錯誤地傳導，從而讓地球世界的親人感到迷惑。為了讓親人們了解這些真相，今天我就借助這篇指導，向大家作出簡單傳達。</text:p>
      <text:p text:style-name="Standard"><text:soft-page-break/>其實只要能夠學習到這些知識，能夠改變自我，從而達到思想認識上的突破，你們就能選擇更高一級的歷練場所。這一級別的歷練場所其能量場的純淨度比地球世界高<text:span text:style-name="T1">5-10</text:span>倍，親人們載體的壽命也比地球世界高<text:span text:style-name="T1">5-10</text:span>倍。在這樣的場所，親人們能夠進一步了解生命真相以及相應的宇宙真相，並且能夠更加自由地發揮自己的特長，選擇自己的發展方向。在這樣的場所，親人們的生活環境比較輕鬆、自然，對幸福、快樂的體驗也是遠高於地球世界。這是我們家族比地球更高一個級別的歷練場所，也可以稱為第二級別歷練場所。當然，我們家族還有更多更高級別的歷練場所，就看親人們有沒有這樣的能力，能不能達到這樣的標準。你們學習了這些知識，激發了內心真實的感受，激發了轉變自我的決心，你們就具備到達第二級別歷練場所的條件。如果能夠繼續提升，你們就會獲得更好的條件，從而去到更高級別的歷練場所歷練、生存。</text:p>
      <text:p text:style-name="Standard">希望親人們放下固有的知見，回歸內心，一定要突破地球世界種種假象的束縛，從而讓自己真正突破自我，讓自己的心靈真正得到自由。如果親人們學習了這些知識，還繼續受環境的束縛與捆綁，還繼續讓己沉淪在這低矮的認知中，那將嚴重障礙自身的成長。其實當你們的載體報廢後，就是按照你們的能量級別來轉換成過渡形態的生命體。你們可以把這樣的生命體定義為靈魂或者陰性生命，但是你們要知道，這種生命形式只是一個過渡，是你們到新世界生存與歷練之前等待時的臨時措施。由於現在地球世界滯留的親人非常多，有許許多多的親人長期存活於這種形式而無法重新獲得歷練載體。這樣的人又沒有能力去到其它世界，從而導致地球世界許多亂象的產生。如果自身的頻率非常高，那麼獲得的過渡生命形式質量就會非常好，而且也會有更好的外在展現。這里的外在展現你們可以理解為生命光芒。當然也有許多親人在載體報廢的那一刻，根本沒有能力形成過渡生命形式，從而讓自己<text:soft-page-break/>的核心系統直接處於休眠狀態。這是一種悲哀！雖然我們有相應的工作人員在幫助這些親人，試圖讓他們擁有最低級的生命形式，以期待新的歷練機會，但無論如何都非常被動。其實生命形式不同就是載體的能量級別與類別不同，你們不要把這一現象想得多麼複雜。所謂高維空間也不過是那一層面的能量場非常純淨，而生命在那樣的環境會獲得更大的促進，會更好地發揮自己的能力與智慧。</text:p>
      <text:p text:style-name="Standard">其實無論到哪一層面去生存與歷練，都需要獲得相應的載體，這不是你們所理解的陰性與陽性那麼簡單。高級別的載體可以到低級別的世界去駐留，雖然會讓自己的載體受些影響，但是可以做到；而低級別的載體無論如何無法在高級別的世界生存。越低級的世界，其載體的質量越差，障礙越大，越笨重。你們可以參考自己的身體是什麼樣的狀態，就能直觀了解到低級世界載體的狀態。而當你們突破了這一層面，就會獲得非常大的改觀，並且有機會讓自己獲得更有價值的體驗。</text:p>
      <text:p text:style-name="Standard">向大家說明這一真相，就是為你們指明方向，讓你們擁有明確的目標與清晰的認知。如今你們達到了怎樣的程度，你們自己非常清楚。判斷的標準就是你們的內心能否體驗到快樂，能否用這些知識突破自己固有的思想。當你們轉變了認知，突破了思想認識上的束縛，你們的內心就會產生一種力量，就會讓你們體驗到前所未有的感覺。那是一種激動、幸福以及豁然開朗的感覺。只要能走出這一步，你們基本就算獲得了突破。再加上日後不斷努力，鞏固自身的成果，讓自己獲得進一步的成長，你們就能達到第二級別世界歷練的條件。這就是一個生命的輪回。</text:p>
      <text:p text:style-name="Standard"><text:soft-page-break/>其它方面的知識現階段也沒有必要過多介紹，你們只需了解與自身相關層面的知識即可。希望你們了解了這些知識之後，能夠讓自己更好地把握方向，讓自己更早地實現突破，從而讓自己的生命生存的更有價值。</text:p>
      <text:p text:style-name="Footer_20_right"><text:span text:style-name="T1">2023</text:span>年<text:span text:style-name="T1">9</text:span>月<text:span text:style-name="T1">5</text:span>日</text:p>
      <text:h text:style-name="P7" text:outline-level="1"><text:bookmark-start text:name="__RefHeading___Toc50073_694793923"/>第七篇　世界的創建<text:bookmark-end text:name="__RefHeading___Toc50073_694793923"/></text:h>
      <text:p text:style-name="Standard">生命來到這個世界，就會對外在環境產生作用，同樣也會對其它生命產生作用。因為生命具備這樣的能力。如果生命不能對外在環境產生作用，就會失去存在的意義。</text:p>
      <text:p text:style-name="Standard">我們可以這樣理解，生命與外在環境形成了連結，這種連結讓生命與外在環境形成了互相影響的關係。也正是這種關係才讓生命對環境產生了影響。如果整個生命群體同時對環境產生影響，那這種影響是巨大的。生命可以改變環境，同時生命自身也得到了環境的補充。</text:p>
      <text:p text:style-name="Standard">可以說，只要有生命的地方，就一定會形成一個特定的場所。隨著這個場所的快速發展，就會對其它相鄰空間產生作用。因為有生命存在的地方，它的進程得到了催化，這樣就會對其它相鄰區域造成沖擊。這也會帶來一些不可控的結果。所以在生命出現之前，就要對相應的區域進行整合與規劃，從而讓生命與環境互動產生的力量達到有序可控。這一點非常重要。</text:p>
      <text:p text:style-name="Standard">因為在大宇宙整體發展過程中，都有其內在規律，而無論是怎樣的外在影響，都會對這些規律產生干擾，都會起到不良的作用。所以只有加強把控，才能讓各方正確有效地發展。</text:p>
      <text:p text:style-name="Standard">其實我們理解的世界，首先就是基於這樣一種規劃，然後才會出現可供生命發揮作用的區域。在這些區域中，生命群體不斷付諸行為，這樣就會與環境之間碰撞出強大的作用力。這些作用力不但可以促進相應區域的發展，又能讓生命自身得到進步。所以我們所說的世界就是提供給生命合理發揮作<text:soft-page-break/>用的宇宙空間。當然，在生命群體發揮作用時會涉及到方方面面的管理與安排，這些都基於生命群體智慧與能力的把控。</text:p>
      <text:p text:style-name="Standard">創建世界是科技含量非常高的工作，它完全超乎我們的想象。這需要非常高級的能力與智慧。我們可以這樣理解，對宇宙空間一定區域的規劃與調整是非常艱難的，它需要各種各樣的條件來滿足生命生存與發展的需要。就我們家族存在的這片區域，也是經歷了非常久遠的歷程，才具備了生命正常有序生存的條件。也只有具備了這樣的條件，宇宙高級部門才會批準我們在這一區域進行各種生命活動。</text:p>
      <text:p text:style-name="Standard">讓大家了解這樣的真相，就是讓大家明白，我們得以生存的世界，是經過無數人的艱苦付出，是經歷了無比漫長的進程才得到的。可以說，我們是站在了無數前輩的肩膀上才得以擁有這一立足之地。這一簡簡單單的立足之地，不知承載著多少親人的心血。正是無數生命的奉獻與傳承，才實現了我們今天的存在。為此我們要無比感恩，無比珍惜這外在的一切。</text:p>
      <text:p text:style-name="Standard">如今我們每時每刻都生活在大宇宙整體的運作體系中，而生命空間又是無數生命共同搭建的一個平台，一個港灣。我們所生存的地方不僅屬於一個世界，不僅是大自然提供的一個場所，而更是蘊含了無數親人的心血以及無比漫長的積累過程。生命的能力特性意味著我們的任何舉動都會對外界產生影響。如果我們以不合道的方式生存在這個世界上，這不僅不符合生命的意義，更是對前人的一種傷害。如今我們的存在也是一種傳承，無論是來自於生命的傳承，還是生存區域的傳承，都是一個緊密互聯的整體。所以我們的存在牽扯到的方面非常深遠，而不會像我們認為的那樣簡單。</text:p>
      <text:p text:style-name="Standard"><text:soft-page-break/>可以說，我們每時每刻都在共同編織世界發展的進程，都在對外界產生影響。所以無論何時何地，我們都要貢獻正向的力量，這不僅是對前人的尊重，更是對後人的負責。我們要意識到自身的存在就是歷史長河中的一環，我們不能脫離環境，脫離世界的關聯，或者把自己獨立於世界之外而任由自己的意願生存。這樣的狀態是非常無知的，也是非常自私的。</text:p>
      <text:p text:style-name="Standard">學習、了解了這麼多的知識與真相，我們應該清楚自身存在的意義，清楚自身的職責。我們要讓自己的生命融入到世界的發展與創建中，從而不斷完善自身生存的大環境。我們一定要有這樣的意識：世界的創建就在我們生存的每個當下。也只有符合宇宙規律的行為，才會為這個世界，這個共同生存的大環境貢獻積極的力量，才會讓世界朝著正確的方向發展。否則我們散發任何負面訊息，都會破壞世界的進程，都會讓無數生命共同創建的成果被腐蝕。這也會讓自己的生命成為這個世界的污點。這是多麼嚴重的後果！又是多麼可怕可悲的事情！</text:p>
      <text:p text:style-name="Footer_20_right"><text:span text:style-name="T1">2023</text:span>年<text:span text:style-name="T1">9</text:span>月<text:span text:style-name="T1">7</text:span>日</text:p>
      <text:h text:style-name="P7" text:outline-level="1"><text:bookmark-start text:name="__RefHeading___Toc50075_694793923"/>第八篇　人類世界的發展<text:bookmark-end text:name="__RefHeading___Toc50075_694793923"/></text:h>
      <text:p text:style-name="Standard">在當今的情形下，人類世界對生命空間的貢獻是巨大的。在不同時期，人類世界也面臨著不同的挑戰。當我們回顧這一歷程的時候，不禁為人類先驅們的努力感到震撼，為人類世界在宇宙中創造的輝煌感到讚嘆！</text:p>
      <text:p text:style-name="Standard">可以說，人類世界是一個獨特的發展區域。因為我們擁有非常強大的能力，但我們又生存與工作在相對低層的區域。人類就是憑借自身獨特的品質，在這些特殊區域不斷創造輝煌，從而為生命空間其它環節貢獻自己的力量。人類是以勤勞與智慧著稱的物種，我們的生命永遠奮斗在前進的道路上。我們不畏艱難，勇於挑戰，在面對各種困難與挑戰的時候，人類生命總是爆發出巨大的潛力。</text:p>
      <text:p text:style-name="Standard">人類生命是一個非常均衡的物種。我們的外在形象來自於宇宙更高層的核心種族之一，它們屬於更高級別的存在，它們是人類的先祖。如今我們能夠在各種資料中查閱到它們的訊息，也能夠在很多時候感知到它們的存在。其實人類的身體結搆與布局分配都來自於我們的先祖，而更重要的是我們繼承了先祖偉大的精神品性。可以說，人類世界正是秉承著這些偉大的品性，在相較於繁瑣的工作區域不斷創造輝煌，從而使得自身不斷贏得其它種群的尊重與讚嘆。這些都可以用史實來說話，都可以在資料中得到印證。</text:p>
      <text:p text:style-name="Standard">人類的出現體現了宇宙的意志。隨著宇宙不斷向縱深發展，需要一個更加無私無我，更能適應各種環境，且具備強大創造力的物種來承擔各領域的工作，以連接生命空間中的工作流程。是我們的先祖發揚了優秀品質，用自身的生命精華制造了第一批人類物種。這一人類物種在廣博的生命空間發揮<text:soft-page-break/>了巨大的作用。因為這一人類物種擁有靈活的身體以及強大的適應力，且在多崗位與複雜的環境中能很好地勝任自己的職責。</text:p>
      <text:p text:style-name="Standard">隨著時間的推移，人類物種自身數量不斷增加，種族不斷壯大，並且在多個領域取得了驕人的成績，逐漸發展成為新生代物種中的佼佼者。在這一過程中，生命空間發生了幾次比較大的危機，而每一次危機人類物種都沖在第一線。他們用自己的生命捍衛了生命空間的榮譽。這一段可歌可泣的歷史成為了我們心中的標杆，相信我們也會像先輩們那樣無私無我，鞠躬盡瘁，為生命空間的發展貢獻自己的力量。可以說，宇宙或者生命空間的需求就是人類世界的發展方向。我們不會主動去選擇生存與繁衍地點，哪里有複雜困難的環境，哪里就是我們生存與工作的地方。我們用自己的智慧在這片區域辛勤耕耘，創造出了一個又一個奇跡，共建了屬於人類美好的世界。</text:p>
      <text:p text:style-name="Standard">隨著人類世界的不斷發展，在經歷過種種考驗之後，人類物種得到了大宇宙更高層的肯定與嘉獎。這讓我們的物種得到了進一步提升的機會。我們有史以來經歷過三次物種的全面升級，這讓我們物種的級別到了進一步提升，能力與智慧得到了進一步拓展。如今人類世界在宇宙中屬於非常鮮艷的旗幟。只要是人類物種創建的生存家園，就代表著和諧，代表著勤奮與光明。這也迎來了許許多多其它高智慧物種來到人類世界共同生存與發展，從而為我們增加助力，幫助我們將自身的世界提升到一個新高度。</text:p>
      <text:p text:style-name="Standard">人類世界的發展史就是一部奮斗史，哪里有困難，哪里就有人類物種出現。我們不畏艱辛，不畏挑戰，永遠沖鋒在第一線。我們用自己的智慧時刻譜寫著生命的華章。今天傳達這些內容，就是要讓親人們了解這樣的歷史，了解自身在宇宙中是怎樣的存在，是怎樣的定位。也只有了解了真相，我們<text:soft-page-break/>才能積極向上，才能迸發出人類物種生命中具備的強大精神品質，從而讓自己不斷進取，不斷為宇宙的發展貢獻自己的力量。</text:p>
      <text:p text:style-name="Standard">相較於這樣的定位與使命，我們可以回顧、反觀自己的生存狀態，是否有愧於自己高智慧生命的身份，是否有愧於先祖們的光輝形象，是否需要自己作出某些改變。這一切都需要親人們去反省！我希望親人們早日成為一個合格的高智慧生命，成為人類物種中標誌性的一員，以期讓自己的生命為他人，為人類世界以及整個生命空間作出貢獻。</text:p>
      <text:p text:style-name="Standard">這就是這篇文章帶給大家的啟示。希望你們從中得到啟迪，去喚醒自己高貴的靈魂，去迎接每時每刻的挑戰。</text:p>
      <text:p text:style-name="Footer_20_right"><text:span text:style-name="T1">2023</text:span>年<text:span text:style-name="T1">9</text:span>月<text:span text:style-name="T1">11</text:span>日</text:p>
      <text:h text:style-name="P7" text:outline-level="1"><text:bookmark-start text:name="__RefHeading___Toc50077_694793923"/>第九篇　人類的職責與使命<text:bookmark-end text:name="__RefHeading___Toc50077_694793923"/></text:h>
      <text:p text:style-name="Standard">其實，每一個現象出現在宇宙中都有其必然的原因，都有其根源。沒有因就不會有果，這是一個非常<text:span text:style-name="T3">尋常</text:span>的道理。</text:p>
      <text:p text:style-name="Standard">人類的出現也有其必然的原因。可以說宇宙有著怎樣的需求，怎樣的定位，就會出現怎樣的生命。人類生命各方面的展現都非常均衡，無論是我們生命體的形態，還是我們的能力，都充分說明了這一點。</text:p>
      <text:p text:style-name="Standard">在這個宇宙中，生命具備怎樣的能力，就會擔當怎樣的職責。我們可以去觀察周邊的環境，也可以從大自然形形色色的動植物，特別是它們的個體特徵與特點上得出這樣的結論。這些動植物有著怎樣的特點，就會去做怎樣的工作。我們人類具備非凡的智慧以及巨大的創造力，這勢必會去承擔更重大的職責與使命，而事實正是如此！</text:p>
      <text:p text:style-name="Standard">人類物種如今在宇宙中發揮著非常重要的作用，他們利用自身的能力來協調上下兩個層面的關係。可以說人類物種具備非常高的智慧水平，這也給他們提供了創造輝煌的條件。當人類物種能夠體現自身價值的時候，他們就會迸發出巨大的力量。也只有真正為這個世界奉獻與服務的生命個體，才能真正激活這一生命開關。這一點對於在地球世界歷練的親人來說非常重要。因為你們很多人的生命還沒有真正被啟動，你們生命中的這一開關還沒有真正被打開，能力沒有真正被激活，你們只是憑借著本能過著沒有意義的生活。說到這一點，我們不得不為你們感到惋惜！</text:p>
      <text:p text:style-name="Standard">其實，生命能夠發揮怎樣的能力完全是由自己決定的。你們的認知以及意識決定了自身的能量，而自身的能量又會與外界的能量相呼應。這就相當<text:soft-page-break/>於你們以自己的需求來接受外在的給予。當你們的意識全是低頻與自私自利的時候，你們接收到的也<text:span text:style-name="T3">只是</text:span>低頻能量。即使是生存在高頻的環境中，你們也接收、融合不了高頻能量，而只會被低頻能量激活生命中低層次的能力。也就是說，你們的認知水平決定了自己生命的高度，也決定了你們生命個體能夠發揮怎樣的智慧。你們可以回顧一下自己的過往，有多少時候你們能夠站在高智慧生命的高度，又有多少時候能夠全身心地奉獻自己，為這個世界無私地投入？！我相信，很多時候你們只是在憑借自己的本能生存。這就是地球世很多親人的生存狀態，不明白生命真相以及生命存在的意義，被外在環境所束縛、捆綁與牽動。而這種隨波逐流，盲目的生存狀態，終究會讓自己高貴的生命成為滿足私心私欲的工具，會讓自己的生命不斷被腐蝕而走向末路。</text:p>
      <text:p text:style-name="Standard">當你們真正了解了這些真相之後，我相信你們能夠調整自己，能夠認清自己存在於這個世界的意義。當你們真正能夠全身心奉獻自己的時候，你們就能激活生命中的這個開關，就能接收到宇宙中的高頻能量，從而讓你們的智慧與能力得到激活。到那個時候，你們也就具備了發揮自身能力，體現自身價值的前提條件。</text:p>
      <text:p text:style-name="Standard">向大家介紹這些，就是讓各位親人明白：我們高貴的生命不是無緣無故出現在宇宙中的，我們具備的許多能力也不是平白無故得到的。我們肩負著重大的責任與使命，我們每時每刻都奮斗在自己的工作崗位，都在為大宇宙、生命空間散發著驅動力，都在為大宇宙、生命空間的發展提供必要的條件。而我們的一些親人同樣擁有這樣神聖的使命，卻被低頻、負面的生存模式束縛與捆綁，從而終日為自己的私心私欲痛苦與顛倒，甚至成為宇宙的破壞者，這不得不說是一種悲哀！也不得不讓我們作出反思，作出調整。由此，我們<text:soft-page-break/>也可以得出一個結論，無論人類物種在宇宙中的定位有多高，無論我們肩負的職責與使命有多重大，如果不覺醒，不清楚這些真相，這一切都沒有意義。換句話說，作為人類物種中的一員，如今你們還生存在低矮的世界，與其說人類的職責與使命，不如說你們目前迫切需要做些什麼。你們要清楚自己生命的定位，看破這個世界的假象，讓自己的意識回歸；你們要去啟動自己高貴的生命，激活自己生命中的開關，讓自己擁有把握生命的能力。這就是你們現在的職責與使命。當你們完成這一步之後，你們心中的愛就會油然而生，就會順其自然地去生存，就會正確地去面對自己，面對他人以及面對外在的一切。到那個時候，你們才有可能去體現自身價值，才有可能去完成自身真正的職責與使命。如果不跨出這一步，認識不到這些真相，縱然人類物種具備再大的責任與使命，也與你們無關。</text:p>
      <text:p text:style-name="Standard">在大宇宙整體不斷發展的當下，在人類物種不斷迸發出巨大創造力的時刻，作為人類生命中的一員，我希望親人們能夠跨出這一步，能夠打開自己生命中的開關，從而讓自己的生命真正被激活，讓自己的生命去開創輝煌，體現價值。</text:p>
      <text:p text:style-name="Footer_20_right"><text:span text:style-name="T1">2023</text:span>年<text:span text:style-name="T1">9</text:span>月<text:span text:style-name="T1">19</text:span>日</text:p>
      <text:h text:style-name="P7" text:outline-level="1"><text:bookmark-start text:name="__RefHeading___Toc50079_694793923"/>第十篇　我們的家族<text:bookmark-end text:name="__RefHeading___Toc50079_694793923"/></text:h>
      <text:p text:style-name="Standard">只要認真觀察、體會，親人們就會知道我們的家族是一個非常勤奮的家族，而且在家族的發展史上也不斷創造出奇跡。</text:p>
      <text:p text:style-name="Standard">我們的家族傳承於人類物種中的一個高層分支。在這里我可以簡單介紹一下。人類物種共有十五個子品種，這些子品種分為三類，你們也可以理解為三等分。不過更細致的劃分規則無法傳達，因為在這十五個子品種中會彼此進行更替。我們的品種就在第一階梯中。其實第一階梯這種描述並不準確。因為在十五個子品種中，不能僅憑生命層級來劃分高低，還要看對大宇宙的貢獻。這樣的劃分才有意義。當然，層級不同造成事實上的能力差異是存在的。這里所說的能力是指生命中蘊含的更高層次的生命精華。這也使得不同人類品種在發展上限上有了區分，但就生命個體而言，這種層級上的差異不代表分工上有什麼高低。</text:p>
      <text:p text:style-name="Standard">我們這一品種具備突破自我，往更高層面進步的條件。這也使得我們的潛力更加巨大。作出這樣的介紹就是想讓親人們明白，我們的生命有著非常好的基礎，具備更高的發展前景。這些都來自大宇宙的恩賜。希望親人們能夠意識到自身的高貴品質，意識到自身的存在是多麼的難得！也正是這些條件的存在，才讓我們在各方面，各領域都能不斷深入，不斷突破。雖說家族傳承到我們這一代依然非常年輕，但是憑借自身優秀的品質，我們也獲得了很多榮譽。而且在曆次向更高級別推荐的進修人數上，我們家族也不落後於其它發展時間很長的家族。因為我們家族有著很強的責任感與上進心，有著讓自己發揮更大價值的想法，所以我們才會不斷去承擔更大的職責與使命。這是我們家族自開創以來一直秉承的理念。而有些家族則顯得非常瀟然，他<text:soft-page-break/>們雖然經歷了非常長久的發展歷程，也有著深厚的底蘊，但他們更多的是選擇一種無憂無慮、純任自然的生命狀態。當然這也是一種非常正確的生活方式，只是為了區別於其它子品種與其它家族的特點，才以這方面舉例說明。其實無論怎樣的生活方式，只要是向著正向的方向發展，只要是能夠奉獻自我，採取怎樣的生活狀態都是正確的。就好像我們家族，也有許多親人生活在這種方式與狀態中，他們非常瀟灑與自然，在家族中更多是擔任一些比較輕鬆的工作。這些親人擁有非常好的外在展現以及精神狀態，這也讓他們成了宇宙中一道亮麗的風景線。而在很多時候，在這樣的家族，這樣的親人群體中，還會擁有自身獨特的能力與特點，這是其他親人無法比擬的。這樣的事實說明，無論怎樣的生活方式，只要合道，只要符合宇宙發展規律，都是正確的。</text:p>
      <text:p text:style-name="Standard">不過區別於其它家族，我們家族的特點、主要品質就是勤奮與頑強。也正是這些優秀品質讓我們家族快速發展，從而成為年輕家族中的佼佼者。當然，在家族發展過程中也不是一帆風順的，而是經歷了許多艱難困苦。而每當有挑戰，有危機出現時，我們家族都會精誠一致，所有的親人都會迸發出巨大的能力與能量，來共同面對問題與挑戰。這也使得我們家族成為了一種標誌。只要有我們家族成員出現的場合，都會迎來其它家族親人的側目。因為我們代表的就是力量，我們用自己的付出與實際的作為贏得了其它家族親人的尊敬。雖然獲得這樣的殊榮要付出非常大的代價，但是無論怎樣的付出，我們都願意去嘗試。因為在我們的心中早已沒有了個人利益，而有的只是整個家族的利益，整個生命空間的利益。在面對各種艱難困苦的時候，我們會真真正正做到無我、忘我，真真正正體現出不可撼動的生命力量。這一點我相信地球上的親人也有體會，因為地球世界也經歷過很多坎坷。當你們的民族面臨危難的時候，你們所迸發出的力量就是我們家族所具備的高貴品質。<text:soft-page-break/>我相信這一點也無需贅述。這就是我們的根基，我們生命的底蘊。這是人類品種中高層次存在的傳承。也正是這種不屈不撓，勇敢頑強，無私忘我的高貴品質，我們家族才贏得了其它家族的尊重。</text:p>
      <text:p text:style-name="Standard">說到這一點，我也要向親人們介紹一下，其實高維空間也會有戰爭，也會有重大的危機。因為我們就是生存在這樣的層面，我們生命的責任之一就是面對與處理這些問題。親人們一定要明白，無論是地球世界還是高維世界，我們之所以有今天的發展，是無數前輩用自己的生命鑄就了這個家園。如果沒有前輩們的付出與奉獻，就沒有如今家族的發展。也因此無論到了什麼時候，我們都要抱有感恩之心，都要抱有為家族，為正義宇宙無私奉獻的意識。也正是這樣的意識，才會使得我們迸發出巨大的能量，才會使得我們不斷突破與成長，才會讓自己變得更加強大，更有能力去維護正義，守護幸福。</text:p>
      <text:p text:style-name="Standard">今天做出這樣的介紹，只是讓你們明白，我們的家族是英雄的家族，而你們是真真正正的英雄兒女。希望你們不要被低矮的能量場所束縛，不要讓自己的生命沉淪於這種顛倒的假象中。你們要燃起心中的火焰，努力拼搏，奮發向上，從而有朝一日在困難與逆境中扛起家族這面英雄的旗幟。</text:p>
      <text:p text:style-name="Footer_20_right"><text:span text:style-name="T1">2023</text:span>年<text:span text:style-name="T1">9</text:span>月<text:span text:style-name="T1">20</text:span>日</text:p>
      <text:h text:style-name="P7" text:outline-level="1"><text:bookmark-start text:name="__RefHeading___Toc50081_694793923"/>第十一篇　生存宗要<text:bookmark-end text:name="__RefHeading___Toc50081_694793923"/></text:h>
      <text:p text:style-name="Standard">生存對於每一個人來說都非常必要，也只有在保證生存的前提下，我們才能發揮作用，體現價值。這一點相信親人們都能夠理解。但是如何正確生存，卻成了低維世界親人們非常重要的課題。</text:p>
      <text:p text:style-name="Standard">我們的生命具有非常高強度的核心力量。這使我們的生命體能夠正常運轉非常長久的時間。也就是說，我們的生命具有非常強大的能力，只要能夠順道而行，與外界環境發生正確的交互關係，就能夠長久地生存在宇宙中。這一點非常重要，也說明只要生命層次達到相應的級別，親人們根本無需考慮自己的生命是否會自然終結。而用地球上的時間也根本無法界定一個生命的自然生存期限。</text:p>
      <text:p text:style-name="Standard">然而，我們的生命體又有這樣一個設置，當個體無法獲得外界足夠反饋力量的時候，這一核心力量就會啟動休眠裝置或休眠程序，從而讓自己的生命喪失生存機會。這是一種自我毀滅的生存模式。如今許多正義家族的子孫後代，就走在這樣的道路上。他們不了解生命的意義，讓自己沉浸在無盡的私心私欲中；他們不了解外在的環境，讓自己肆意盲目地生存在這個世界上。這樣的結果就是讓自己的生命運轉失常，無法正確與外界環境發生正向連結。當我們的生命沒有辦法與外界環境發生正向作用的時候，就會使自己的核心力量越來越趨於封閉狀態。這時候我們所散發的作用力與正義宇宙整體的規律相違背，那麼我們得到的反作用力也就無法給予生命正向的刺激，並最終導致生命的停息。</text:p>
      <text:p text:style-name="Standard"><text:soft-page-break/>其實這一道理非常簡單，就是當你們心中出現了痛苦、悲傷等負面情緒，這就是自身生命受到了異常作用力的體現。其實我們的生命不應該感到痛苦與悲傷，最嚴重的程度無非就是一種正向的回饋，可以理解為地球親人感受中的惋惜、愧疚，僅此而已。而再深程度的負面感受都會被自己的智慧轉化，從而讓自己重新獲得正向的情感回饋。也只有低層級的親人才會感受到痛苦，而且層級越低的生命感受到的痛苦越深。你們可以回顧一下自己的一生，自己所經歷的事情，你們經歷的痛苦是不是非常強烈。痛苦的強烈程度證明了你們的生命受到不良作用力的侵蝕程度。這種狀態會直接導致自身生命的停息，而最終讓你們無法形成載體報廢後的過渡生命形式，從而失去生存的權利。</text:p>
      <text:p text:style-name="Standard">今天借助這一主題，向親人們交代這樣的事實。只要你們有錯誤的認知，就會產生錯誤的意識，而錯誤的意識就會讓你們的生命運轉產生混亂。這個時候你們就會感到痛苦。你們不要把痛苦簡單地理解為一種情緒，它是生命體受到威脅的一種訊號。所以增長智慧，了悟真相，對低維空間的親人來說是非常必要的。如果不了解這些真相，你們就會在痛苦中自我結束生命。這與外界，與他人沒有任何關係。這就是自己一手造成自身生命的隕滅，其實也是愚昧無知，自私自利的結果。所以親人們要想正確地生存於宇宙中，首先就要了悟真相，了悟生命的意義，知道自己與大環境的關係。了解真相之後，親人們還要努力去改變自己的思想與行為，努力讓自己的能量頻率達到一定的高度，從而能夠擺脫痛苦的負面情緒。其實讓自己的生命正常運轉，才是生存的基礎。也只有擺脫痛苦的情緒，我們才能更好地發揮自身作用，才能讓自己的生命創造價值。如果連這些基本的生存權利都無法保證，那又有什麼資格去討論奉獻與付出？</text:p>
      <text:p text:style-name="Standard"><text:soft-page-break/>如今地球上的親人大多生存在毀滅的邊緣，大多在痛苦中掙扎。而真正能夠了悟真相，超越這一困境的又有幾人？無論是你們認為自身擁有怎樣的條件，都無法擺脫這一現實。所以我們談生存宗要，首先就應該有能力保證自己正常生存，然後才有資格去體現價值。如今我們傳達的知識涵蓋了方方面面，你們可以從不同角度了解到自己需要的知識，並且通過學習這些知識，讓自己的認知水平達到相應的高度，讓自己有相應的智慧與能力把握自身生命，從而不讓自身生命紊亂運轉，不讓自身生命走向毀滅的境地。這些真相不難理解，只是不向你們說透，你們很多時候領悟不到這一點。這一次指導非常直接明了，它告訴你們這樣的事實，我相信對很多人都是一種警醒。</text:p>
      <text:p text:style-name="Standard">希望你們通過自己的努力，讓自己擁有正常生存的權利。在這一點上，任何人都沒有辦法給予你們幫助。而只有你們自己付出努力，克服困難，擺脫錯誤生存模式的束縛，才有可能獲得突破。也希望學到這些知識的親人們，能夠達到這樣的標準，——停止生命體的錯誤運轉方式，讓自己的內心重新獲得幸福與喜悅，讓自己真正能夠把握自己的生命，擁有正常生存的權利、資格。</text:p>
      <text:p text:style-name="Footer_20_right"><text:span text:style-name="T1">2023</text:span>年<text:span text:style-name="T1">9</text:span>月<text:span text:style-name="T1">21</text:span>日</text:p>
      <text:h text:style-name="P7" text:outline-level="1"><text:bookmark-start text:name="__RefHeading___Toc50083_694793923"/>第十二篇　心靈<text:bookmark-end text:name="__RefHeading___Toc50083_694793923"/></text:h>
      <text:p text:style-name="Standard">心靈就是一個人內心的呈現。其實高維提到的心靈，與地球上想表達的意思沒有太大的差別。</text:p>
      <text:p text:style-name="Standard">在這個宇宙中，生命的創造蘊含了無盡的奧秘。我們擁有高端、複雜的生命體，但無論怎樣高端的生命體，它對外呈現的就是自己的內心。可以說，我們任何的展現都在呈現自己內心的水平。這也說明，無論何種層次的生命，都需要不斷淨化、提純自己的內心。也只有自己的內心達到一定的高度，我們才能承載生命體中所蘊含的高貴品質。</text:p>
      <text:p text:style-name="Standard">當我們在宇宙中誕生的那一刻，就與外界環境發生了實時的交互。我們在體驗，在感受，而這一切都由自己的內心來完成。隨著歷練的深入，我們會對外界產生越來越多的認知，會形成一套自己的認知體系。這也標誌著自己內心的成長。可以說，生命中蘊含的能力與複雜程序都需要自己的心去對接，去激發這些能力。</text:p>
      <text:p text:style-name="Standard">一個人的成長高度沒有上限，我們對心的歷練也沒有止境。當然這里的心並不是指我們載體的某一器官，而是指產生生命最核心意識的地方。也是“心”的綜合運算才產生了我們的核心意識。這個核心意識就是我們所謂的“心靈”。</text:p>
      <text:p text:style-name="Standard">心的綜合運算受很多因素影響，但最主要的還是受制於自己能量頻率的把控。當我們具備了一定程度的能量頻率，我們生命中儲存的優秀品質與特點就會發揮作用，就會讓自己的生命正常運轉。而當我們的能量頻率不高，自身處於混亂狀態時，我們自身生命中儲存的高貴品質就會受到外界以及自<text:soft-page-break/>身載體各種需求的干擾、影響，從而無法發揮作用。在這樣的狀態下，我們就會產生錯誤意識，乃至產生錯誤的思想與行為。這就步入了一種錯誤的生存方式。如今絕大多數地球親人就生存在這樣的狀態。明白了這樣的真相，我們就要有意識地去摒棄負面訊息，摒棄不良情緒，從而讓自己的能量頻率一直處在高頻穩定的狀態。這樣就能有效地把控自己的內心，讓自己的內心不受外界、外物的擺布。</text:p>
      <text:p text:style-name="Standard">其實我們這個載體也可以理解為外物的一部分。因為載體不屬於真正的生命，它只是我們暫時應用的工具而已。而當親人們沒有能力把控自己內心的時候，就會被一些外物束縛、左右，就會讓自己的心靈受到蒙蔽，從而產生出許多錯誤意識。</text:p>
      <text:p text:style-name="Standard">在這里我要告訴大家，“心”是我們生命最核心的部分，是大宇宙賦予我們生命個體最寶貴的存在。“心”蘊含著非常高端的宇宙科技，也是一個奇跡。正是有了“心”的存在，我們的生命體才會迸發出無窮的力量。也正是有了“心”的存在，我們對生命的描述，無論達到怎樣的高度都不為過。我們不要小瞧自己內心的反應。內心的核心意識折射出怎樣的反應，就說明我們現在的生命處於怎樣的狀態。同時，我們的“心”還儲存著來自更高級宇宙存在通過自身歷練凝結成的生命精華。這才使得它具備如此高的靈性以及如此強大的能力，才使得它具備作為高智慧生命生命源的條件。所以我們不能把自己的心靈僅僅理解成一種意識能力與感受能力，它蘊含著非常高深的宇宙奧秘。它是宇宙賦予我們巨大的恩賜！我們能夠感受愛，能夠體會生存過程中的種種感受都來源於這一高級存在。</text:p>
      <text:p text:style-name="Standard">生命是宇宙的結晶，是宇宙璀璨的存在，而這樣高級別的存在，就是通過我們的心靈來呈現。其實內心的呈現也會有很多種狀態，有專注，有平和，<text:soft-page-break/>有喜悅，還有幸福、感動等等。這種種感受都會對自身產生非常大的影響力。生命的成長就是得到了這種影響力的滋養與促進。而更重要的一點，<text:span text:style-name="T4">就是我們的內心連接著外在的大環境。內心產生的力量在影響自身的同時，還會對外界大環境產生作用。內心產生的是正向力量，那麼對外界大環境起到的就是促進作用，反之則是破壞作用。這一點也體現了生命存在於宇宙中的意義。</text:span></text:p>
      <text:p text:style-name="Standard">我們擁有強大的內心，擁有對外在環境強大的影響力，這也恰恰說明我們肩負的責任是多麼重大。可以想象，一個正向生命群體所散發出來的力量是多麼的巨大而圓滿，它對環境的影響又是多麼的全方面。而且越高級的生命群體，它們的內心感受越豐富，散發出來的力量越強大。所以我們要正確認識自己的心靈，正確認識自己內心具有怎樣的能力，從而不讓這顆無比珍貴的心靈受到蒙蔽，受到低頻負面訊息的腐蝕與干擾。這樣我們就不會肆意妄為，任由自己的內心散發出負面訊息，就不會對外在環境造成方方面面的破壞。</text:p>
      <text:p text:style-name="Standard">今天向大家介紹這些內容，就是讓大家明白，我們的生命是何等的奇妙，我們的心靈又是何等的高貴。也正是擁有如此高貴的心靈，我們的生命才擁有非常大的提升空間。在了解了這些真相之後，我希望親人們能夠正視自己的內心，能夠掌控自己的內心，從而能夠讓自己生命中蘊含的強大能力被激活。其實讓自己的生命不斷向正向方向提升，讓自己的心靈不斷去照亮外在的環境，就是我們畢生的追求。</text:p>
      <text:p text:style-name="Standard">希望這些知識對親人們有所啟迪，有所幫助！</text:p>
      <text:p text:style-name="Footer_20_right"><text:span text:style-name="T1">2023</text:span>年<text:span text:style-name="T1">9</text:span>月<text:span text:style-name="T1">26</text:span>日</text:p>
      <text:h text:style-name="P7" text:outline-level="1"><text:bookmark-start text:name="__RefHeading___Toc50085_694793923"/>第十三篇　道德品質<text:bookmark-end text:name="__RefHeading___Toc50085_694793923"/></text:h>
      <text:p text:style-name="Standard">其實我們所有的傳達只是指明了一個方向，希望你們不要拘泥於這些文字。你們要透過這些文字了解其背後的指導思想，要讓這些知識真正提升自己的智慧，用自己的智慧來面對外在的一切。而一旦你們拘於這些文字，被知識所束縛，那又是一種障礙。</text:p>
      <text:p text:style-name="Standard">道德品質是正義生命與生俱來的，也正是基於這種規律之上，才產生了正義生命。作為正義家族的後代，我們就是秉著無私奉獻，秉著愛的意義，在符合宇宙規律的基礎上產生的。可以說，如今我們倡導的這些品性與特點都來自宇宙的賦予，我們無需刻意去追求。只要我們能夠回歸內心，不受外界假象的干擾，我們所流露出來的，展現出來的，就是這些高貴純粹的品質，我們的所作所為就是符合宇宙規律的。</text:p>
      <text:p text:style-name="Standard">生命本就高貴純粹，本就代表著宇宙的底蘊。在高維空間，每個人都在最自然，最本真的狀態下奉獻著自我，體現著自身更大的價值。我們不會刻意去設置這樣一個標準來衡量誰更符合宇宙規律，誰更具道德水準。換句話說，用道德去界定高級別的生命只會顯得低級。也只有在低維空間才存在所謂的道德問題。因為低維世界的親人早已迷失了自我，丟失了自己的本來面目，他們一直被外物所干擾，所牽動。也因此我們才會告訴大家：什麼樣的做法才符合高智慧生命的標準，什麼樣的品質才是正義生命應該展現的。這就出現了所謂的道德問題，這才需要一個評價標準。但即便如此，也不是刻意地作出怎樣的界定。</text:p>
      <text:p text:style-name="Standard"><text:soft-page-break/>在低維世界，道德品質是生命層次的外在展現，它反映了一個生命的真實面貌。如今地球親人所界定的道德，很多時候都上升不到這樣的高度。事實上並不是你認為怎樣的做法就叫有道德，也不是你認為自己達到怎樣的狀態就是擁有高貴的品質。如今地球親人都用自己世俗的認知來評價他人，評價自身的思想行為。這當然會產生很多問題。</text:p>
      <text:p text:style-name="Standard">那麼應該怎樣來界定低維親人的道德水準呢？其實我們有一個評述標準，而且這一標準更符合道德品質所要表達的意義。可以說我們對每一位親人都非常了解，甚至很多時候比你們自己更了解自己。因為你們還會受到外界的干擾而錯誤地認知自己，而我們則會站在一定的高度完全透徹地了解每一位親人。所以我們可以在真正內在品質上對你們每一個人的現狀做出評述，而且這種評述更接近於道德品質所要表達的意思。</text:p>
      <text:p text:style-name="Standard">在這里，我們不會定義你們的做法對與錯，而是會根據一個人的成長階段來界定其本該有的水平，並且用這一基準與你們的實際狀態進行對比，從而得出一個結果，給出一個分數。換句話說，還沒有達到一定生命階段的親人，還不具備用道德品質這樣的標準去衡量他們。這也可以理解為一個生命在這個世界上生存時間越長，歷練與積累程度越深，他就應該達到相應的高度，具備相應的能力。而那些沒有經歷相應成長階段的親人，還沒有辦法展現出相應的水平。所以我們不會一概而論，用一個刻板的標準去要求他們。從這個意義上說，道德品質就是我們正義親人生命中蘊含的一種高級特質。因為正義親人會按照宇宙規律以及生命定位去生存，他們的所思所想，所作所為都會符合高智慧生命的標準。這樣的狀態我們就可以用一個名詞——道德品質來界定它。</text:p>
      <text:p text:style-name="Standard"><text:soft-page-break/>當然，這樣的標準只是用來界定具備一定成長階段的親人，而對許多歷練在低維世界的親人來說，這樣的標準並不適用。如今你們還在學習與了解階段，還在自我完善階段。針對道德品質這一標準，你們只需做出了解，知道有這麼一個評價體系即可。你們無需刻意去要求自己，而只需按照我們傳達的知識，去修正自己錯誤的思想與行為，去做，去努力即可。至於成長了多少，改正了多少，這些都不重要。有時候你們認為自己沒有成長，認為自己出現了起伏與反復，認為自身能力與智慧存在問題，這些都正常。而且出現起伏與反復，恰恰說明你們有很大收獲，說明你們意識到了自己的狀態出現了偏差。也正是在這種起伏與反復中，你們才會打牢基礎，穩固所學，才會不斷向上進步。所以就起伏與反復而言，你們都要歡喜接受。這是你們成長道路上必須經歷的一個台階。</text:p>
      <text:p text:style-name="Standard">當你們在起伏與反復中不斷前進，你們終將達到一定的高度。到那個時候你們也具備了我們所界定的道德品質這一高度。而在這之前，你們無需考慮展現出怎樣的高貴品質，無需考慮為整個世界，整個宇宙貢獻多大的力量。你們只需去完善自我，只要自己認為正確的事，你們都可去嘗試。因為在你們這樣的生存階段，根本就不存在對錯，而完全是一個嘗試與經歷的階段。也只有經歷各種各樣的事情，面對各種各樣的問題，在種種實際經歷中去應用自己所學，你們才能不斷成長。</text:p>
      <text:p text:style-name="Standard">當然，你們要求自己擁有怎樣的行為標準，擁有怎樣的思想意識並沒有錯。但是你們要清楚，所謂的道德品質其根源就來自我們高貴的靈魂，來自大宇宙賦予正義與愛的訊息。也只有真正摒棄了自私自利，真正回歸自性的時候，你們展現出來的思想與行為才是合道的，才符合正義生命的道德品質。<text:soft-page-break/>這是生命由內而外的展現。否則一味用所謂的正確做法來硬性要求自己，只會讓大家感到迷茫。因為這是刻意的偽裝，而不是生命自然的綻放。</text:p>
      <text:p text:style-name="Standard">道德品質不是一個硬性指標，它會隨著生命實際程度的變化而變化。所以你們不要被這些名詞束縛與捆綁，而要讓自己正常綻放，讓自己按照實際水平與狀態去自然展現。只要你們敞開心屝，全身心投入到實際生活中，在實際生活的點滴中去經歷與成長，那就是正確的！我們願意看到你們真正的綻放，願意看到你們全身心的投入。隨著你們生命層次的提升，生命閱曆的積累，你們會擁有越來越高頻的能量。到那個時候，你們一定會展現出高智慧生命所擁有的道德品質。</text:p>
      <text:p text:style-name="Footer_20_right"><text:span text:style-name="T1">2023</text:span>年<text:span text:style-name="T1">9</text:span>月<text:span text:style-name="T1">27</text:span>日</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style:contextual-spacing="false" fo:line-height="150%" fo:text-align="justify" style:justify-single-word="false" fo:text-indent="1cm" style:auto-text-indent="false" style:page-number="auto"/>
      <style:text-properties fo:font-size="14pt" fo:letter-spacing="0.007cm" style:font-name-asian="微軟正黑體2" style:font-family-asian="微軟正黑體" style:font-style-name-asian="Regular" style:font-family-generic-asian="swiss" style:font-pitch-asian="variable"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標楷體" style:font-family-asian="標楷體"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cm" style:contextual-spacing="false" fo:line-height="115%" fo:text-indent="0cm" style:auto-text-indent="false"/>
    </style:style>
    <style:style style:name="List" style:family="paragraph" style:parent-style-name="Text_20_body" style:class="list">
      <style:text-properties style:font-name="Arial" fo:font-family="Arial" style:font-family-generic="swiss" style:font-name-asian="標楷體" style:font-family-asian="標楷體"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標楷體" style:font-family-asian="標楷體"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微軟正黑體2" style:font-family-asian="微軟正黑體" style:font-style-name-asian="Regular" style:font-family-generic-asian="swiss" style:font-pitch-asian="variable"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c00000" loext:opacity="100%" fo:font-size="18pt" fo:font-weight="bold" style:font-name-asian="微軟正黑體1" style:font-family-asian="微軟正黑體" style:font-style-name-asian="Bold" style:font-family-generic-asian="swiss" style:font-pitch-asian="variable"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indent="0cm" style:auto-text-indent="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name-asian="微軟正黑體1" style:font-family-asian="微軟正黑體" style:font-style-name-asian="Bold" style:font-family-generic-asian="swiss" style:font-pitch-asian="variabl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s/>/ <text:page-count>4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22:35:55.480000000</meta:creation-date>
    <dc:date>2024-08-02T19:58:58.381000000</dc:date>
    <meta:editing-duration>PT6H52M54S</meta:editing-duration>
    <meta:editing-cycles>55</meta:editing-cycles>
    <meta:generator>LibreOffice/24.2.5.2$Windows_X86_64 LibreOffice_project/bffef4ea93e59bebbeaf7f431bb02b1a39ee8a59</meta:generator>
    <dc:title>新慧眼觀世界</dc:title>
    <meta:document-statistic meta:table-count="0" meta:image-count="0" meta:object-count="0" meta:page-count="43" meta:paragraph-count="157" meta:word-count="23284" meta:character-count="23399" meta:non-whitespace-character-count="23358"/>
  </office:meta>
</office:document-meta>
</file>